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meta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settings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manifest.rdf" manifest:media-type="application/rdf+xml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content.xml" manifest:media-type="text/xml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" manifest:media-type=""/>
  <manifest:file-entry manifest:full-path="ObjectReplacements/Object 1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af8c" officeooo:paragraph-rsid="001caf8c"/>
    </style:style>
    <style:style style:name="P2" style:family="paragraph" style:parent-style-name="Standard">
      <style:text-properties officeooo:rsid="001caf8c" officeooo:paragraph-rsid="001caf8c"/>
    </style:style>
    <style:style style:name="P3" style:family="paragraph" style:parent-style-name="Standard">
      <style:text-properties officeooo:rsid="002162e0" officeooo:paragraph-rsid="002162e0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Объект1" text:anchor-type="as-char" svg:y="-0.621cm" svg:width="2.106cm" svg:height="2.59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><draw:frame draw:style-name="fr2" draw:name="Объект2" text:anchor-type="as-char" svg:y="-0.621cm" svg:width="3.905cm" svg:height="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P1"><draw:frame draw:style-name="fr2" draw:name="Объект3" text:anchor-type="as-char" svg:y="-0.686cm" svg:width="1.506cm" svg:height="1.11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<draw:frame draw:style-name="fr2" draw:name="Объект4" text:anchor-type="as-char" svg:y="-0.681cm" svg:width="2.136cm" svg:height="1.12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<draw:frame draw:style-name="fr2" draw:name="Объект5" text:anchor-type="as-char" svg:y="-0.713cm" svg:width="5.315cm" svg:height="1.092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1"><draw:frame draw:style-name="fr2" draw:name="Объект6" text:anchor-type="as-char" svg:y="-1.238cm" svg:width="2.887cm" svg:height="2.3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"><draw:frame draw:style-name="fr2" draw:name="Объект7" text:anchor-type="as-char" svg:y="-0.377cm" svg:width="0.041cm" svg:height="0.469cm" draw:z-index="6"><draw:object xlink:href="./Object 7" xlink:type="simple" xlink:show="embed" xlink:actuate="onLoad"/><draw:image xlink:href="./ObjectReplacements/Object 7" xlink:type="simple" xlink:show="embed" xlink:actuate="onLoad"/></draw:frame><draw:frame draw:style-name="fr2" draw:name="Объект8" text:anchor-type="as-char" svg:y="-0.661cm" svg:width="2.602cm" svg:height="1.385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"/>
      <text:p text:style-name="P1"><draw:frame draw:style-name="fr1" draw:name="Объект12" text:anchor-type="as-char" svg:y="-0.873cm" svg:width="2.706cm" svg:height="1.595cm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P1"/>
      <text:p text:style-name="P1"><draw:frame draw:style-name="fr2" draw:name="Объект9" text:anchor-type="as-char" svg:y="-0.559cm" svg:width="1.993cm" svg:height="0.988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"/>
      <text:p text:style-name="P1"><draw:frame draw:style-name="fr1" draw:name="Объект10" text:anchor-type="as-char" svg:y="-0.871cm" svg:width="2.244cm" svg:height="1.593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"/>
      <text:p text:style-name="P3"><draw:frame draw:style-name="fr1" draw:name="Объект11" text:anchor-type="as-char" svg:y="-0.713cm" svg:width="2.45cm" svg:height="1.131cm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3"/>
      <text:p text:style-name="P3"><draw:frame draw:style-name="fr1" draw:name="Объект13" text:anchor-type="as-char" svg:y="-0.621cm" svg:width="3.043cm" svg:height="1.092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3"/>
      <text:p text:style-name="P3"><draw:frame draw:style-name="fr1" draw:name="Объект14" text:anchor-type="as-char" svg:y="-0.526cm" svg:width="2.512cm" svg:height="0.617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3"/>
      <text:p text:style-name="P3"><draw:frame draw:style-name="fr1" draw:name="Объект15" text:anchor-type="as-char" svg:y="-0.721cm" svg:width="2.769cm" svg:height="1.101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3"><text:soft-page-break/><draw:frame draw:style-name="fr1" draw:name="Объект16" text:anchor-type="as-char" svg:y="-0.873cm" svg:width="1.353cm" svg:height="1.596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3"/>
      <text:p text:style-name="P3"><draw:frame draw:style-name="fr1" draw:name="Объект17" text:anchor-type="as-char" svg:y="-0.437cm" svg:width="3.323cm" svg:height="0.559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3"/>
      <text:p text:style-name="P3"><draw:frame draw:style-name="fr1" draw:name="Объект18" text:anchor-type="as-char" svg:y="-0.631cm" svg:width="4.59cm" svg:height="0.864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3"/>
      <text:p text:style-name="P3"><draw:frame draw:style-name="fr1" draw:name="Объект19" text:anchor-type="as-char" svg:y="-1.265cm" svg:width="5.512cm" svg:height="2.295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3"/>
      <text:p text:style-name="P3"><draw:frame draw:style-name="fr1" draw:name="Объект20" text:anchor-type="as-char" svg:y="-0.621cm" svg:width="6.477cm" svg:height="1.023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3"/>
      <text:p text:style-name="P3"><draw:frame draw:style-name="fr1" draw:name="Объект21" text:anchor-type="as-char" svg:y="-0.672cm" svg:width="2.596cm" svg:height="1.102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0T06:28:24.436606890</meta:creation-date>
    <dc:date>2024-02-01T22:32:24.309973552</dc:date>
    <meta:editing-duration>PT3H16M4S</meta:editing-duration>
    <meta:editing-cycles>12</meta:editing-cycles>
    <meta:generator>LibreOffice/7.6.4.1$Linux_X86_64 LibreOffice_project/60$Build-1</meta:generator>
    <meta:document-statistic meta:table-count="0" meta:image-count="0" meta:object-count="21" meta:page-count="2" meta:paragraph-count="20" meta:word-count="0" meta:character-count="0" meta:non-whitespace-character-count="0"/>
  </office:meta>
</office:document-meta>
</file>

<file path=Object 1/content.xml><?xml version="1.0" encoding="utf-8"?>
<math xmlns="http://www.w3.org/1998/Math/MathML" display="block">
  <semantics>
    <mfrac>
      <mn>1</mn>
      <mrow>
        <mn>2</mn>
        <mo stretchy="false">+</mo>
        <mfrac>
          <mn>3</mn>
          <mrow>
            <mn>4</mn>
            <mo stretchy="false">+</mo>
            <mfrac>
              <mn>7</mn>
              <mrow>
                <mn>6</mn>
                <mo stretchy="false">+</mo>
                <mfrac>
                  <mn>7</mn>
                  <mn>8</mn>
                </mfrac>
              </mrow>
            </mfrac>
          </mrow>
        </mfrac>
      </mrow>
    </mfrac>
    <annotation encoding="StarMath 5.0">{1} over {2+ {3} over {4+ {7} over {6+ {7} over {8} } } }  </annotation>
  </semantics>
</math>
</file>

<file path=Object 10/content.xml><?xml version="1.0" encoding="utf-8"?>
<math xmlns="http://www.w3.org/1998/Math/MathML" display="block">
  <semantics>
    <mrow>
      <msup>
        <mi>A</mi>
        <mrow>
          <mo stretchy="false">−</mo>
          <mn>1</mn>
        </mrow>
      </msup>
      <mo stretchy="false">=</mo>
      <mrow>
        <mo fence="true" form="prefix" stretchy="true">|</mo>
        <mrow>
          <mtable>
            <mtr>
              <mtd>
                <mrow>
                  <mn>52</mn>
                  <mo stretchy="false">−</mo>
                  <mn>2</mn>
                </mrow>
              </mtd>
            </mtr>
            <mtr>
              <mtd>
                <mrow>
                  <mn>23</mn>
                  <mo stretchy="false">−</mo>
                  <mn>4</mn>
                </mrow>
              </mtd>
            </mtr>
            <mtr>
              <mtd>
                <mrow>
                  <mo stretchy="false">−</mo>
                  <mn>110</mn>
                </mrow>
              </mtd>
            </mtr>
          </mtable>
        </mrow>
        <mo fence="true" form="postfix" stretchy="true">|</mo>
      </mrow>
    </mrow>
    <annotation encoding="StarMath 5.0">A^{-1} = left lline stack{52-2 # 23-4 # -110}  right rline </annotation>
  </semantics>
</math>
</file>

<file path=Object 11/content.xml><?xml version="1.0" encoding="utf-8"?>
<math xmlns="http://www.w3.org/1998/Math/MathML" display="block">
  <semantics>
    <mrow>
      <msubsup>
        <mo stretchy="false">∑</mo>
        <mrow>
          <mi>t</mi>
          <mo stretchy="false">=</mo>
          <mn>3</mn>
        </mrow>
        <mn>7</mn>
      </msubsup>
      <mfrac>
        <msup>
          <mrow>
            <mo fence="true" form="prefix" stretchy="false">(</mo>
            <mrow>
              <mrow>
                <mo stretchy="false">−</mo>
                <mn>1</mn>
              </mrow>
            </mrow>
            <mo fence="true" form="postfix" stretchy="false">)</mo>
          </mrow>
          <mrow>
            <mi>t</mi>
            <mo stretchy="false">−</mo>
            <mn>1</mn>
          </mrow>
        </msup>
        <mrow>
          <mrow>
            <mo fence="true" form="prefix" stretchy="false">(</mo>
            <mrow>
              <mrow>
                <mn>2</mn>
                <mrow>
                  <mi>t</mi>
                  <mo stretchy="false">−</mo>
                  <mn>1</mn>
                </mrow>
              </mrow>
            </mrow>
            <mo fence="true" form="postfix" stretchy="false">)</mo>
          </mrow>
          <mo stretchy="false">!</mo>
        </mrow>
      </mfrac>
    </mrow>
    <annotation encoding="StarMath 5.0">  sum^{7}_{t=3} {{ (-1)^{t-1} } over {fact{(2t-1)} }}</annotation>
  </semantics>
</math>
</file>

<file path=Object 12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i>x</mi>
                  <mo stretchy="false">+</mo>
                  <mi>y</mi>
                  <mo stretchy="false">+</mo>
                  <mi>z</mi>
                </mrow>
                <mo stretchy="false">=</mo>
                <mn>0</mn>
              </mrow>
            </mtd>
          </mtr>
          <mtr>
            <mtd>
              <mrow>
                <mn>2</mn>
                <mrow>
                  <mi>x</mi>
                  <mo stretchy="false">+</mo>
                  <mn>3</mn>
                </mrow>
                <mrow>
                  <mrow>
                    <mi>y</mi>
                    <mo stretchy="false">+</mo>
                    <mi>z</mi>
                  </mrow>
                  <mo stretchy="false">=</mo>
                  <mn>1</mn>
                </mrow>
              </mrow>
            </mtd>
          </mtr>
          <mtr>
            <mtd>
              <mrow>
                <mrow>
                  <mi>x</mi>
                  <mo stretchy="false">+</mo>
                  <mn>2</mn>
                </mrow>
                <mrow>
                  <mi>y</mi>
                  <mo stretchy="false">+</mo>
                  <mi>z</mi>
                </mrow>
              </mrow>
            </mtd>
          </mtr>
        </mtable>
      </mrow>
      <mo fence="true" form="postfix" stretchy="true">}</mo>
    </mrow>
    <annotation encoding="StarMath 5.0"> left lbrace stack{x+y+z=0 # 2x+3y+z=1 # x+2y+z}  right rbrace </annotation>
  </semantics>
</math>
</file>

<file path=Object 13/content.xml><?xml version="1.0" encoding="utf-8"?>
<math xmlns="http://www.w3.org/1998/Math/MathML" display="block">
  <semantics>
    <mrow>
      <mo stretchy="false">∭</mo>
      <mfrac>
        <mi mathvariant="italic">dxdydz</mi>
        <msup>
          <mrow>
            <mo fence="true" form="prefix" stretchy="false">(</mo>
            <mrow>
              <mrow>
                <mi>x</mi>
                <mo stretchy="false">+</mo>
                <mi>y</mi>
                <mo stretchy="false">+</mo>
                <mi>z</mi>
                <mo stretchy="false">+</mo>
                <mn>1</mn>
              </mrow>
            </mrow>
            <mo fence="true" form="postfix" stretchy="false">)</mo>
          </mrow>
          <mn>3</mn>
        </msup>
      </mfrac>
    </mrow>
    <annotation encoding="StarMath 5.0">iiint {{dxdydz} over { (x+y+z+1)^{3} } } </annotation>
  </semantics>
</math>
</file>

<file path=Object 14/content.xml><?xml version="1.0" encoding="utf-8"?>
<math xmlns="http://www.w3.org/1998/Math/MathML" display="block">
  <semantics>
    <mrow>
      <mroot>
        <mrow>
          <mn>1</mn>
          <mo stretchy="false">+</mo>
          <msqrt>
            <mrow>
              <mn>1</mn>
              <mo stretchy="false">−</mo>
              <msup>
                <mi>x</mi>
                <mn>2</mn>
              </msup>
            </mrow>
          </msqrt>
        </mrow>
        <mn>5</mn>
      </mroot>
      <mo stretchy="false">≥</mo>
      <mn>2</mn>
    </mrow>
    <annotation encoding="StarMath 5.0">{nroot{5}{1+ sqrt{1- x^{2} }}}&gt;= {2}</annotation>
  </semantics>
</math>
</file>

<file path=Object 15/content.xml><?xml version="1.0" encoding="utf-8"?>
<math xmlns="http://www.w3.org/1998/Math/MathML" display="block">
  <semantics>
    <mrow>
      <mi>x</mi>
      <mo stretchy="false">=</mo>
      <mfrac>
        <mrow>
          <msup>
            <mi>b</mi>
            <mn>2</mn>
          </msup>
          <mo stretchy="false">±</mo>
          <msqrt>
            <mrow>
              <msup>
                <mi>b</mi>
                <mn>2</mn>
              </msup>
              <mo stretchy="false">−</mo>
              <mi mathvariant="italic">ac</mi>
            </mrow>
          </msqrt>
        </mrow>
        <mrow>
          <mn>2</mn>
          <mi>a</mi>
        </mrow>
      </mfrac>
    </mrow>
    <annotation encoding="StarMath 5.0">x = { {b^{2}} +- { sqrt{ b^{2} -ac} }} over {2a} </annotation>
  </semantics>
</math>
</file>

<file path=Object 16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n>3</mn>
                <mn>7</mn>
                <mn>1</mn>
                <mn>2</mn>
              </mrow>
            </mtd>
          </mtr>
          <mtr>
            <mtd>
              <mrow>
                <mn>3</mn>
                <mn>6</mn>
                <mn>9</mn>
                <mn>8</mn>
              </mrow>
            </mtd>
          </mtr>
          <mtr>
            <mtd>
              <mrow>
                <mn>1</mn>
                <mn>6</mn>
                <mn>4</mn>
                <mn>6</mn>
              </mrow>
            </mtd>
          </mtr>
        </mtable>
      </mrow>
      <mo fence="true" form="postfix" stretchy="true">)</mo>
    </mrow>
    <annotation encoding="StarMath 5.0"> left ( stack{3 7 1 2 # 3 6 9 8 # 1 6 4 6}  right ) </annotation>
  </semantics>
</math>
</file>

<file path=Object 17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i mathvariant="italic">uv</mi>
            </mrow>
            <mo fence="true" form="postfix" stretchy="false">)</mo>
          </mrow>
          <mn>2</mn>
        </msup>
        <mo stretchy="false">=</mo>
        <mi>u</mi>
      </mrow>
      <mrow>
        <mrow>
          <mi>'</mi>
          <mo stretchy="false">∗</mo>
          <mi>v</mi>
        </mrow>
        <mo stretchy="false">=</mo>
        <mi>v</mi>
      </mrow>
      <mrow>
        <mi>'</mi>
        <mo stretchy="false">∗</mo>
        <mi>u</mi>
      </mrow>
    </mrow>
    <annotation encoding="StarMath 5.0"> (uv)^{2} = u'*v=v'*u</annotation>
  </semantics>
</math>
</file>

<file path=Object 18/content.xml><?xml version="1.0" encoding="utf-8"?>
<math xmlns="http://www.w3.org/1998/Math/MathML" display="block">
  <semantics>
    <mrow>
      <msubsup>
        <mo stretchy="false">∏</mo>
        <mrow>
          <mi>y</mi>
          <mo stretchy="false">=</mo>
          <mn>3</mn>
        </mrow>
        <mn>5</mn>
      </msubsup>
      <msqrt>
        <mrow>
          <mi>y</mi>
          <mo stretchy="false">−</mo>
          <mn>1</mn>
          <mo stretchy="false">+</mo>
          <mrow>
            <msubsup>
              <mo stretchy="false">∑</mo>
              <mrow>
                <mi>x</mi>
                <mo stretchy="false">=</mo>
                <mn>3</mn>
              </mrow>
              <mn>8</mn>
            </msubsup>
            <mrow>
              <mo fence="true" form="prefix" stretchy="false">(</mo>
              <mrow>
                <mrow>
                  <mi>x</mi>
                  <mo stretchy="false">+</mo>
                  <mn>1</mn>
                </mrow>
              </mrow>
              <mo fence="true" form="postfix" stretchy="false">)</mo>
            </mrow>
          </mrow>
        </mrow>
      </msqrt>
    </mrow>
    <annotation encoding="StarMath 5.0"> prod^{5}_{y=3} sqrt{y-1+ sum^{8}_{x=3} (x+1)} </annotation>
  </semantics>
</math>
</file>

<file path=Object 19/content.xml><?xml version="1.0" encoding="utf-8"?>
<math xmlns="http://www.w3.org/1998/Math/MathML" display="block">
  <semantics>
    <mrow>
      <mi>y</mi>
      <mo stretchy="false">=</mo>
      <mrow>
        <mo fence="true" form="prefix" stretchy="true">{</mo>
        <mrow>
          <mtable>
            <mtr>
              <mtd>
                <mrow>
                  <mrow>
                    <mn>5</mn>
                    <mo stretchy="false">−</mo>
                    <mn>2</mn>
                  </mrow>
                  <mi>x</mi>
                  <mrow>
                    <mrow>
                      <mi>,</mi>
                      <mo stretchy="false">−</mo>
                      <mi mathvariant="normal">∞</mi>
                    </mrow>
                    <mo stretchy="false">&lt;</mo>
                    <mi>x</mi>
                    <mo stretchy="false">&gt;</mo>
                    <mn>0</mn>
                  </mrow>
                </mrow>
              </mtd>
            </mtr>
            <mtr>
              <mtd>
                <mrow>
                  <mi>sin</mi>
                  <mn>2</mn>
                  <mrow>
                    <mi>x</mi>
                    <mo stretchy="false">−</mo>
                    <mi>cos</mi>
                  </mrow>
                  <mn>2</mn>
                  <mi>x</mi>
                  <mrow>
                    <mn>,0</mn>
                    <mo stretchy="false">≤</mo>
                    <mi>x</mi>
                    <mo stretchy="false">≤</mo>
                    <mfrac bevelled="true">
                      <mi>π</mi>
                      <mn>2</mn>
                    </mfrac>
                  </mrow>
                </mrow>
              </mtd>
            </mtr>
            <mtr>
              <mtd>
                <mrow>
                  <mrow>
                    <mi>x</mi>
                    <mo stretchy="false">−</mo>
                    <mn>1</mn>
                    <mo stretchy="false">+</mo>
                    <msup>
                      <mrow>
                        <mo fence="true" form="prefix" stretchy="false">(</mo>
                        <mrow>
                          <mrow>
                            <mi>x</mi>
                            <mo stretchy="false">−</mo>
                            <mn>2</mn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  <mi>,</mi>
                  <mrow>
                    <mfrac bevelled="true">
                      <mi>π</mi>
                      <mn>2</mn>
                    </mfrac>
                    <mo stretchy="false">≤</mo>
                    <mi>x</mi>
                    <mo stretchy="false">≤</mo>
                    <mrow>
                      <mo stretchy="false">+</mo>
                      <mi mathvariant="normal">∞</mi>
                    </mrow>
                  </mrow>
                </mrow>
              </mtd>
            </mtr>
          </mtable>
        </mrow>
        <mo fence="true" form="postfix" stretchy="true">}</mo>
      </mrow>
    </mrow>
    <annotation encoding="StarMath 5.0">y= left lbrace stack{5-2x,- %infinite &lt;x&gt;0 # sin2x-cos2x,0&lt;=x&lt;= {%pi} wideslash {2}   # x-1+ (x-2)^{2}, {%pi} wideslash {2} &lt;=x&lt;=+%infinite}  right rbrace </annotation>
  </semantics>
</math>
</file>

<file path=Object 2/content.xml><?xml version="1.0" encoding="utf-8"?>
<math xmlns="http://www.w3.org/1998/Math/MathML" display="block">
  <semantics>
    <mrow>
      <mrow>
        <mroot>
          <mrow>
            <mn>25</mn>
            <mi>x</mi>
            <mrow>
              <mo fence="true" form="prefix" stretchy="false">(</mo>
              <mrow>
                <mrow>
                  <mn>2</mn>
                  <mrow>
                    <msup>
                      <mi>x</mi>
                      <mn>2</mn>
                    </msup>
                    <mo stretchy="false">+</mo>
                    <mn>9</mn>
                  </mrow>
                </mrow>
              </mrow>
              <mo fence="true" form="postfix" stretchy="false">)</mo>
            </mrow>
          </mrow>
          <mn>3</mn>
        </mroot>
        <mo stretchy="false">=</mo>
        <mn>4</mn>
      </mrow>
      <mrow>
        <mi>x</mi>
        <mo stretchy="false">+</mo>
        <mfrac>
          <mn>3</mn>
          <mi>x</mi>
        </mfrac>
      </mrow>
    </mrow>
    <annotation encoding="StarMath 5.0">nroot{3}{25x ( 2x^{2} +9) } = 4x+ {3} over {x} </annotation>
  </semantics>
</math>
</file>

<file path=Object 20/content.xml><?xml version="1.0" encoding="utf-8"?>
<math xmlns="http://www.w3.org/1998/Math/MathML" display="block">
  <semantics>
    <mrow>
      <mrow>
        <msqrt>
          <mrow>
            <mn>4</mn>
            <mrow>
              <msup>
                <mi>x</mi>
                <mn>4</mn>
              </msup>
              <mo stretchy="false">−</mo>
              <mn>20</mn>
            </mrow>
            <mrow>
              <mi>x</mi>
              <mo stretchy="false">+</mo>
              <mn>25</mn>
            </mrow>
          </mrow>
        </msqrt>
        <mo stretchy="false">+</mo>
        <mrow>
          <mo fence="true" form="prefix" stretchy="true">|</mo>
          <mrow>
            <mrow>
              <msqrt>
                <mi>y</mi>
              </msqrt>
              <mo stretchy="false">−</mo>
              <mi>x</mi>
            </mrow>
          </mrow>
          <mo fence="true" form="postfix" stretchy="true">|</mo>
        </mrow>
      </mrow>
      <mo stretchy="false">=</mo>
      <mrow>
        <mn>6</mn>
        <mo stretchy="false">−</mo>
        <mfrac>
          <mn>9</mn>
          <mrow>
            <mo fence="true" form="prefix" stretchy="false">|</mo>
            <mrow>
              <mrow>
                <mrow>
                  <mn>5</mn>
                  <mo stretchy="false">=</mo>
                  <mn>2</mn>
                </mrow>
                <mi>x</mi>
              </mrow>
            </mrow>
            <mo fence="true" form="postfix" stretchy="false">|</mo>
          </mrow>
        </mfrac>
      </mrow>
    </mrow>
    <annotation encoding="StarMath 5.0">sqrt{4x^{4}-20x+25}+ abs{ sqrt{y}-x } = 6 - {9} over { lline 5=2x rline }    </annotation>
  </semantics>
</math>
</file>

<file path=Object 21/content.xml><?xml version="1.0" encoding="utf-8"?>
<math xmlns="http://www.w3.org/1998/Math/MathML" display="block">
  <semantics>
    <mrow>
      <mrow>
        <mo fence="true" form="prefix" stretchy="true">(</mo>
        <mrow>
          <mfrac>
            <mi>g</mi>
            <mi>r</mi>
          </mfrac>
        </mrow>
        <mo fence="true" form="postfix" stretchy="true">)</mo>
      </mrow>
      <mo stretchy="false">=</mo>
      <mfrac>
        <mrow>
          <mi>g</mi>
          <mo stretchy="false">!</mo>
        </mrow>
        <mrow>
          <mrow>
            <mrow>
              <mi>r</mi>
              <mo stretchy="false">!</mo>
            </mrow>
            <mrow>
              <mo fence="true" form="prefix" stretchy="false">(</mo>
              <mrow>
                <mrow>
                  <mi>g</mi>
                  <mo stretchy="false">−</mo>
                  <mi>r</mi>
                </mrow>
              </mrow>
              <mo fence="true" form="postfix" stretchy="false">)</mo>
            </mrow>
          </mrow>
          <mo stretchy="false">!</mo>
        </mrow>
      </mfrac>
    </mrow>
    <annotation encoding="StarMath 5.0">left ( {g} over {r}  right ) = { fact{g} } over {  fact{fact{r} (g-r)}  } </annotation>
  </semantics>
</math>
</file>

<file path=Object 3/content.xml><?xml version="1.0" encoding="utf-8"?>
<math xmlns="http://www.w3.org/1998/Math/MathML" display="block">
  <semantics>
    <msup>
      <mrow>
        <mo fence="true" form="prefix" stretchy="true">(</mo>
        <mrow>
          <mfrac>
            <mi>x</mi>
            <mrow>
              <mn>1</mn>
              <mo stretchy="false">−</mo>
              <mi>x</mi>
            </mrow>
          </mfrac>
        </mrow>
        <mo fence="true" form="postfix" stretchy="true">)</mo>
      </mrow>
      <mrow>
        <mo fence="true" form="prefix" stretchy="false">(</mo>
        <mrow>
          <mn>5</mn>
        </mrow>
        <mo fence="true" form="postfix" stretchy="false">)</mo>
      </mrow>
    </msup>
    <annotation encoding="StarMath 5.0"> left ( {x} over {1-x}  right )^{ (5) }  </annotation>
  </semantics>
</math>
</file>

<file path=Object 4/content.xml><?xml version="1.0" encoding="utf-8"?>
<math xmlns="http://www.w3.org/1998/Math/MathML" display="block">
  <semantics>
    <mrow>
      <munder>
        <mi>lim</mi>
        <mrow>
          <mi>n</mi>
          <mi mathvariant="normal">→</mi>
          <mi mathvariant="normal">∞</mi>
        </mrow>
      </munder>
      <mfrac>
        <mrow>
          <mn>2</mn>
          <msup>
            <mi>n</mi>
            <mn>2</mn>
          </msup>
        </mrow>
        <mrow>
          <msup>
            <mi>n</mi>
            <mn>2</mn>
          </msup>
          <mo stretchy="false">+</mo>
          <mi>x</mi>
          <mo stretchy="false">+</mo>
          <mn>1</mn>
        </mrow>
      </mfrac>
    </mrow>
    <annotation encoding="StarMath 5.0">lim from{n %tendto %infinite } { { 2n^{2} } over { n^{2} +x+1} } </annotation>
  </semantics>
</math>
</file>

<file path=Object 5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n>1</mn>
                <mo stretchy="false">+</mo>
                <mi>x</mi>
              </mrow>
            </mrow>
            <mo fence="true" form="postfix" stretchy="false">)</mo>
          </mrow>
          <mi>n</mi>
        </msup>
        <mo stretchy="false">=</mo>
        <mrow>
          <mn>1</mn>
          <mo stretchy="false">+</mo>
          <mfrac>
            <mi mathvariant="italic">nx</mi>
            <mrow>
              <mn>1</mn>
              <mo stretchy="false">!</mo>
            </mrow>
          </mfrac>
          <mo stretchy="false">+</mo>
          <mfrac>
            <mrow>
              <mi>n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  <msup>
                <mi>x</mi>
                <mn>2</mn>
              </msup>
            </mrow>
            <mrow>
              <mn>2</mn>
              <mo stretchy="false">!</mo>
            </mrow>
          </mfrac>
          <mo stretchy="false">+</mo>
          <mn>..</mn>
        </mrow>
      </mrow>
      <mi>.</mi>
    </mrow>
    <annotation encoding="StarMath 5.0"> (1+x) ^{n} = 1+ {nx} over {fact{1} } + {n (n-1) x^{2}  } over { fact{2} } + ...</annotation>
  </semantics>
</math>
</file>

<file path=Object 6/content.xml><?xml version="1.0" encoding="utf-8"?>
<math xmlns="http://www.w3.org/1998/Math/MathML" display="block">
  <semantics>
    <mfrac>
      <mrow>
        <mrow>
          <msqrt>
            <mfrac>
              <mi mathvariant="italic">xb</mi>
              <mn>2</mn>
            </mfrac>
          </msqrt>
          <mo stretchy="false">+</mo>
          <msup>
            <mi>cos</mi>
            <mn>2</mn>
          </msup>
        </mrow>
        <mrow>
          <mo fence="true" form="prefix" stretchy="false">|</mo>
          <mrow>
            <mrow>
              <mi>x</mi>
              <mo stretchy="false">−</mo>
              <mi>b</mi>
            </mrow>
          </mrow>
          <mo fence="true" form="postfix" stretchy="false">|</mo>
        </mrow>
      </mrow>
      <mrow>
        <mfrac>
          <mrow>
            <msup>
              <mi>x</mi>
              <mn>2</mn>
            </msup>
            <mrow>
              <mo fence="true" form="prefix" stretchy="false">(</mo>
              <mrow>
                <mrow>
                  <mi>x</mi>
                  <mo stretchy="false">+</mo>
                  <mn>1</mn>
                </mrow>
              </mrow>
              <mo fence="true" form="postfix" stretchy="false">)</mo>
            </mrow>
          </mrow>
          <mrow>
            <mi>b</mi>
            <mo stretchy="false">−</mo>
            <msup>
              <mi>sin</mi>
              <mn>2</mn>
            </msup>
          </mrow>
        </mfrac>
        <mrow>
          <mo fence="true" form="prefix" stretchy="false">(</mo>
          <mrow>
            <mrow>
              <mi>x</mi>
              <mo stretchy="false">+</mo>
              <mi>a</mi>
            </mrow>
          </mrow>
          <mo fence="true" form="postfix" stretchy="false">)</mo>
        </mrow>
      </mrow>
    </mfrac>
    <annotation encoding="StarMath 5.0">{ sqrt{ {xb} over {2} } + cos^{2} lline x-b rline    } over { frac { x^{2} (x+1) } {b} - sin^{2} (x+a) } </annotation>
  </semantics>
</math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>
  <semantics>
    <mfrac>
      <mrow>
        <mo fence="true" form="prefix" stretchy="false">(</mo>
        <mrow>
          <mrow>
            <mn>8</mn>
            <mrow>
              <mi>b</mi>
              <mo stretchy="false">+</mo>
              <mn>1</mn>
            </mrow>
          </mrow>
        </mrow>
        <mo fence="true" form="postfix" stretchy="false">)</mo>
      </mrow>
      <mrow>
        <mn>4</mn>
        <mrow>
          <msup>
            <mi>b</mi>
            <mfrac>
              <mn>2</mn>
              <mn>3</mn>
            </mfrac>
          </msup>
          <mo stretchy="false">−</mo>
          <mrow>
            <mn>2</mn>
            <mo stretchy="false">∗</mo>
            <msqrt>
              <mi>b</mi>
            </msqrt>
          </mrow>
          <mo stretchy="false">+</mo>
          <mn>1</mn>
        </mrow>
      </mrow>
    </mfrac>
    <annotation encoding="StarMath 5.0">{ (8b+1) } over { 4b^{ {2} over {3} } -2* sqrt{b}+1 } </annotation>
  </semantics>
</math>
</file>

<file path=Object 9/content.xml><?xml version="1.0" encoding="utf-8"?>
<math xmlns="http://www.w3.org/1998/Math/MathML" display="block">
  <semantics>
    <mrow>
      <mrow>
        <munderover>
          <mo stretchy="false">∑</mo>
          <mrow>
            <mi>n</mi>
            <mo stretchy="false">=</mo>
            <mn>1</mn>
          </mrow>
          <mi mathvariant="normal">∞</mi>
        </munderover>
        <msup>
          <mi>n</mi>
          <mn>2</mn>
        </msup>
      </mrow>
      <mo stretchy="false">+</mo>
      <mi>n</mi>
      <mo stretchy="false">−</mo>
      <mn>1</mn>
    </mrow>
    <annotation encoding="StarMath 5.0">sum from{n=1} to{ %infinite } n^{2}+n-1</annotation>
  </semantics>
</math>
</file>